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81cm" svg:y="1.333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43cm" svg:y="1.333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cm" svg:y="1.333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43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605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43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405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843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905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143cm" svg:y="1.33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22:32:12.771691058</dc:date>
    <meta:editing-duration>PT6M50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chart:data-source-has-labels="both" svg:x="1.099cm" svg:y="1.354cm" svg:width="19.475cm" svg:height="7.919cm">
          <chartooo:coordinate-region svg:x="2.117cm" svg:y="1.606cm" svg:width="18.457cm" svg:height="5.009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-2.45939675174016">
                <text:p>-2.45939675174016</text:p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1710501537881">
                <text:p>-2.51710501537881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5278674861965">
                <text:p>-1.75278674861965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455046560176386">
                <text:p>-0.455046560176386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30831693710199">
                <text:p>0.630831693710199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199535962877018">
                <text:p>0.199535962877018</text:p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9394262758145">
                <text:p>1.49394262758145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211104074308466">
                <text:p>-0.0211104074308466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3348608813726">
                <text:p>0.293348608813726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-2.46867749419954">
                <text:p>-2.46867749419954</text:p>
              </table:table-cell>
              <table:table-cell office:value-type="float" office:value="-3.15380140236994">
                <text:p>-3.15380140236994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93975353719764">
                <text:p>-1.93975353719764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2.41667189755821">
                <text:p>-2.41667189755821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0.119291070211303">
                <text:p>0.119291070211303</text:p>
              </table:table-cell>
              <table:table-cell office:value-type="float" office:value="-0.428209613828034">
                <text:p>-0.428209613828034</text:p>
              </table:table-cell>
              <table:table-cell office:value-type="float" office:value="-0.181333810920314">
                <text:p>-0.181333810920314</text:p>
              </table:table-cell>
              <table:table-cell office:value-type="float" office:value="1.01843003412969">
                <text:p>1.01843003412969</text:p>
              </table:table-cell>
              <table:table-cell office:value-type="float" office:value="-1.48973851442857">
                <text:p>-1.48973851442857</text:p>
              </table:table-cell>
              <table:table-cell office:value-type="float" office:value="-0.697049041115272">
                <text:p>-0.697049041115272</text:p>
              </table:table-cell>
              <table:table-cell office:value-type="float" office:value="-0.630336370408569">
                <text:p>-0.630336370408569</text:p>
              </table:table-cell>
              <table:table-cell office:value-type="float" office:value="-0.153105861767266">
                <text:p>-0.153105861767266</text:p>
              </table:table-cell>
              <table:table-cell office:value-type="float" office:value="-0.7062351859914">
                <text:p>-0.7062351859914</text:p>
              </table:table-cell>
              <table:table-cell office:value-type="float" office:value="0.0774048272465078">
                <text:p>0.0774048272465078</text:p>
              </table:table-cell>
              <table:table-cell office:value-type="float" office:value="0.399004950616988">
                <text:p>0.399004950616988</text:p>
              </table:table-cell>
              <table:table-cell office:value-type="float" office:value="NaN">
                <text:p>NaN</text:p>
              </table:table-cell>
              <table:table-cell office:value-type="float" office:value="-0.77073956671172">
                <text:p>-0.77073956671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